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8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 306 - 409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* OK^1, jeder hat einen Vorschlag eingereicht!/",</text:p>
          </table:table-cell>
          <table:table-cell table:number-columns-repeated="6"/>
          <table:table-cell office:value-type="string" calcext:value-type="string">
            <text:p>Zeilennummer 131: "* Alright^1, everyone's put in their entrie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Blauer^1, du sucht einen Zettel aus,/",</text:p>
          </table:table-cell>
          <table:table-cell table:number-columns-repeated="6"/>
          <table:table-cell office:value-type="string" calcext:value-type="string">
            <text:p>Zeilennummer 131: "\\E2* Blue person^1, you can choos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denn es scheint^1, als interessiert es dich eh nicht./",</text:p>
          </table:table-cell>
          <table:table-cell table:number-columns-repeated="6"/>
          <table:table-cell office:value-type="string" calcext:value-type="string">
            <text:p>Zeilennummer 131: "\\E1* Since you look like you don't ca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Zerknülltes#Papier",</text:p>
          </table:table-cell>
          <table:table-cell table:number-columns-repeated="6"/>
          <table:table-cell office:value-type="string" calcext:value-type="string">
            <text:p>Zeilennummer 131: " #Crumpled#pap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<text:s text:c="8"/>LANCER#beschrifftetes# <text:s text:c="8"/>Papier",</text:p>
          </table:table-cell>
          <table:table-cell table:number-columns-repeated="6"/>
          <table:table-cell office:value-type="string" calcext:value-type="string">
            <text:p>Zeilennummer 131: "LANCER#labelled#pap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Nettes Papier",</text:p>
          </table:table-cell>
          <table:table-cell table:number-columns-repeated="6"/>
          <table:table-cell office:value-type="string" calcext:value-type="string">
            <text:p>Zeilennummer 131: "Neat pap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nimmst das zerknüllte Papier aus dem Eimer.)/",</text:p>
          </table:table-cell>
          <table:table-cell table:number-columns-repeated="6"/>
          <table:table-cell office:value-type="string" calcext:value-type="string">
            <text:p>Zeilennummer 131: "* (You take the crumpled up piece of paper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faltest es auseinander.)/",</text:p>
          </table:table-cell>
          <table:table-cell table:number-columns-repeated="6"/>
          <table:table-cell office:value-type="string" calcext:value-type="string">
            <text:p>Zeilennummer 131: "* (You open it up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K!!&amp;* Und euer Name ist...!/",</text:p>
          </table:table-cell>
          <table:table-cell table:number-columns-repeated="6"/>
          <table:table-cell office:value-type="string" calcext:value-type="string">
            <text:p>Zeilennummer 131: "* OK!!&amp;* And your name is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 Hmm./",</text:p>
          </table:table-cell>
          <table:table-cell table:number-columns-repeated="6"/>
          <table:table-cell office:value-type="string" calcext:value-type="string">
            <text:p>Zeilennummer 131: "\\E6* ... Hm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Ich denke nicht^1, dass ich das sagen darf./",</text:p>
          </table:table-cell>
          <table:table-cell table:number-columns-repeated="6"/>
          <table:table-cell office:value-type="string" calcext:value-type="string">
            <text:p>Zeilennummer 131: "\\E7* I don't think I'm allowed to say this on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er <text:s/>Name lautet^1, \"Der $!?#-Squad.\"/",</text:p>
          </table:table-cell>
          <table:table-cell table:number-columns-repeated="6"/>
          <table:table-cell office:value-type="string" calcext:value-type="string">
            <text:p>Zeilennummer 131: "* It's PRONOUNCED^1, \"The $!$? Squad.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oah^1, ich darf keine Rang 2 Schimpfwörter verwenden!/",</text:p>
          </table:table-cell>
          <table:table-cell table:number-columns-repeated="6"/>
          <table:table-cell office:value-type="string" calcext:value-type="string">
            <text:p>Zeilennummer 131: "* Woah^1, I'm not allowed to say Tier-TWO swear word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Wow^1, eure Väter müssen sehr cool sein./",</text:p>
          </table:table-cell>
          <table:table-cell table:number-columns-repeated="6"/>
          <table:table-cell office:value-type="string" calcext:value-type="string">
            <text:p>Zeilennummer 131: "\\E3* Wow^1. You three's collective dad must be very coo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hm^1, Wollen wir VIELLEICHT einen ANDEREN Namen nehmen?/",</text:p>
          </table:table-cell>
          <table:table-cell table:number-columns-repeated="6"/>
          <table:table-cell office:value-type="string" calcext:value-type="string">
            <text:p>Zeilennummer 131: "* Er^1, could we PERHAPS consider a DIFFERENT nam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Ralsei^1, du MUSST nicht bei uns mitmachen./",</text:p>
          </table:table-cell>
          <table:table-cell table:number-columns-repeated="6"/>
          <table:table-cell office:value-type="string" calcext:value-type="string">
            <text:p>Zeilennummer 131: "* Ralsei^1, you don't HAVE to be in our Squa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Yeah! Wir beide sollten mal Rollen tauschen^1, wie findest du das?/",</text:p>
          </table:table-cell>
          <table:table-cell table:number-columns-repeated="6"/>
          <table:table-cell office:value-type="string" calcext:value-type="string">
            <text:p>Zeilennummer 131: "* Yeah! How about I be in the Squad and YOU be the bad gu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Hier^1.&amp;* Ruf meinen Vater an./",</text:p>
          </table:table-cell>
          <table:table-cell table:number-columns-repeated="6"/>
          <table:table-cell office:value-type="string" calcext:value-type="string">
            <text:p>Zeilennummer 131: "\\E1* Here^1.&amp;* Call up my da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Und sag ihm^1, dass er einen neuen Sohn hat./",</text:p>
          </table:table-cell>
          <table:table-cell table:number-columns-repeated="6"/>
          <table:table-cell office:value-type="string" calcext:value-type="string">
            <text:p>Zeilennummer 131: "* Tell him he has a new so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Einer^1, der eine Dusche braucht wenn er ein Schimpfwort nur liest./",</text:p>
          </table:table-cell>
          <table:table-cell table:number-columns-repeated="6"/>
          <table:table-cell office:value-type="string" calcext:value-type="string">
            <text:p>Zeilennummer 131: "\\E3* One that has to take a shower every time he reads a swear wor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K^1, Gut^1!&amp;* Wir behalten den Namen^1!&amp;* ich sage ihn aber nicht./",</text:p>
          </table:table-cell>
          <table:table-cell table:number-columns-repeated="6"/>
          <table:table-cell office:value-type="string" calcext:value-type="string">
            <text:p>Zeilennummer 131: "* OK^1, fine^1!&amp;* We can keep the name^1!&amp;* I just won't say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aha^1, ich auch nicht!/",</text:p>
          </table:table-cell>
          <table:table-cell table:number-columns-repeated="6"/>
          <table:table-cell office:value-type="string" calcext:value-type="string">
            <text:p>Zeilennummer 131: "* Haha^1, me too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Man sieht sich^1!&amp;* Es ist Duschenszeit!/%",</text:p>
          </table:table-cell>
          <table:table-cell table:number-columns-repeated="6"/>
          <table:table-cell office:value-type="string" calcext:value-type="string">
            <text:p>Zeilennummer 131: "\\E1* See ya^1, losers^1!&amp;* It's shower tim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nimmst das Papier wo der Name \"LANCER\" drauf steht.)/",</text:p>
          </table:table-cell>
          <table:table-cell table:number-columns-repeated="6"/>
          <table:table-cell office:value-type="string" calcext:value-type="string">
            <text:p>Zeilennummer 131: "* (You take the paper with \"LANCER\" written on the outside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faltest es auseinander.)/",</text:p>
          </table:table-cell>
          <table:table-cell table:number-columns-repeated="6"/>
          <table:table-cell office:value-type="string" calcext:value-type="string">
            <text:p>Zeilennummer 131: "* (You open it up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arauf...)&amp;* (Steht auch nur \"LANCER.\" geschrieben)/",</text:p>
          </table:table-cell>
          <table:table-cell table:number-columns-repeated="6"/>
          <table:table-cell office:value-type="string" calcext:value-type="string">
            <text:p>Zeilennummer 131: "* (On the inside...)&amp;* (It also says \"LANCER.\"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ow^1, von wem kommt den dieser Vorschlag^1?&amp;* Der ist wirklich gut!/",</text:p>
          </table:table-cell>
          <table:table-cell table:number-columns-repeated="6"/>
          <table:table-cell office:value-type="string" calcext:value-type="string">
            <text:p>Zeilennummer 131: "* Wow^1, who did that one^1?&amp;* It's really goo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arte^1, warum darfst DU den Namen bestimmen?/",</text:p>
          </table:table-cell>
          <table:table-cell table:number-columns-repeated="6"/>
          <table:table-cell office:value-type="string" calcext:value-type="string">
            <text:p>Zeilennummer 131: "* Wait^1, why do YOU get to choose the nam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ey^1.&amp;* Du weißt schon^1, dass es Kris war./",</text:p>
          </table:table-cell>
          <table:table-cell table:number-columns-repeated="6"/>
          <table:table-cell office:value-type="string" calcext:value-type="string">
            <text:p>Zeilennummer 131: "* Hey^1.&amp;* He didn't^1, Kris di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Yeah^1, es ist auch egal wer den Zettel VIEL- LEICHT geschrieben hat!/",</text:p>
          </table:table-cell>
          <table:table-cell table:number-columns-repeated="6"/>
          <table:table-cell office:value-type="string" calcext:value-type="string">
            <text:p>Zeilennummer 131: "* Yeah^1!&amp;* It doesn't matter who MAY have written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Wichtiger ist^1, die LANCERs treffen nun ihr Schicksal!/",</text:p>
          </table:table-cell>
          <table:table-cell table:number-columns-repeated="6"/>
          <table:table-cell office:value-type="string" calcext:value-type="string">
            <text:p>Zeilennummer 131: "\\E1* Regardless^1, LANCER's going to meet absolute doom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 eigentlich klingt der Name doch^1 komisch./",</text:p>
          </table:table-cell>
          <table:table-cell table:number-columns-repeated="6"/>
          <table:table-cell office:value-type="string" calcext:value-type="string">
            <text:p>Zeilennummer 131: "\\E6* ... this name feels weird^1, actual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Hmmm..../",</text:p>
          </table:table-cell>
          <table:table-cell table:number-columns-repeated="6"/>
          <table:table-cell office:value-type="string" calcext:value-type="string">
            <text:p>Zeilennummer 131: "\\E4* Hmmm.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Ich weiß^1! Lasst es uns einfach den LANCER-FANCLUB nennen!/",</text:p>
          </table:table-cell>
          <table:table-cell table:number-columns-repeated="6"/>
          <table:table-cell office:value-type="string" calcext:value-type="string">
            <text:p>Zeilennummer 131: "\\E3* I know^1! Let's call it the LANCER FAN CLUB for shor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Man sieht sich^1, Ichs!/%",</text:p>
          </table:table-cell>
          <table:table-cell table:number-columns-repeated="6"/>
          <table:table-cell office:value-type="string" calcext:value-type="string">
            <text:p>Zeilennummer 131: "\\E3* See you later^1, m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nimmst das nett gefaltete Papier heraus.)/",</text:p>
          </table:table-cell>
          <table:table-cell table:number-columns-repeated="6"/>
          <table:table-cell office:value-type="string" calcext:value-type="string">
            <text:p>Zeilennummer 131: "* (You take the neatly folded piece of paper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entfaltest es.)/",</text:p>
          </table:table-cell>
          <table:table-cell table:number-columns-repeated="6"/>
          <table:table-cell office:value-type="string" calcext:value-type="string">
            <text:p>Zeilennummer 131: "* (You open it up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\"Die Helden der Legende</text:p>
          </table:table-cell>
          <table:table-cell table:number-columns-repeated="6"/>
          <table:table-cell office:value-type="string" calcext:value-type="string">
            <text:p>Zeilennummer 131: "* \"The Legendary Hero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h^1, oh!&amp;* Das ist meiner!/",</text:p>
          </table:table-cell>
          <table:table-cell table:number-columns-repeated="6"/>
          <table:table-cell office:value-type="string" calcext:value-type="string">
            <text:p>Zeilennummer 131: "* Oh^1, oh!&amp;* That's min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Ich denke^1, dass ist der perfekte Name.../",</text:p>
          </table:table-cell>
          <table:table-cell table:number-columns-repeated="6"/>
          <table:table-cell office:value-type="string" calcext:value-type="string">
            <text:p>Zeilennummer 131: "\\E0* See^1, I think it's the perfect nam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Denn^1, wir sind alle Freunde^1</text:p>
          </table:table-cell>
          <table:table-cell table:number-columns-repeated="6"/>
          <table:table-cell office:value-type="string" calcext:value-type="string">
            <text:p>Zeilennummer 131: "\\E6* Because we're all friends^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kay^1, zuerst..^1. Gosch^1, das ist furchtbar^1, Kumpel./",</text:p>
          </table:table-cell>
          <table:table-cell table:number-columns-repeated="6"/>
          <table:table-cell office:value-type="string" calcext:value-type="string">
            <text:p>Zeilennummer 131: "* Okay^1, first..^1. jeez^1, that's a mouthful^1, dud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zweitens^1, was werden unsere Feinde denken?/",</text:p>
          </table:table-cell>
          <table:table-cell table:number-columns-repeated="6"/>
          <table:table-cell office:value-type="string" calcext:value-type="string">
            <text:p>Zeilennummer 131: "* Second^1, what are our enemies gonna thin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as wir uns mit denen ANFREUDEN wollen?/",</text:p>
          </table:table-cell>
          <table:table-cell table:number-columns-repeated="6"/>
          <table:table-cell office:value-type="string" calcext:value-type="string">
            <text:p>Zeilennummer 131: "\\E2* That we're gonna be BUDDIES with 'em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imm was KURZES^1! Was Zur \\cREinpragung\\cW!/",</text:p>
          </table:table-cell>
          <table:table-cell table:number-columns-repeated="6"/>
          <table:table-cell office:value-type="string" calcext:value-type="string">
            <text:p>Zeilennummer 131: "* Let's change it to something SHORT^1! INTIMIDATIN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Etwas FESTES^1! Etwas \\cRGemeines\\cW!/",</text:p>
          </table:table-cell>
          <table:table-cell table:number-columns-repeated="6"/>
          <table:table-cell office:value-type="string" calcext:value-type="string">
            <text:p>Zeilennummer 131: "\\E4* Something PUNCHY^1! Something BAD-AS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wie zum Beispiel?/",</text:p>
          </table:table-cell>
          <table:table-cell table:number-columns-repeated="6"/>
          <table:table-cell office:value-type="string" calcext:value-type="string">
            <text:p>Zeilennummer 131: "* ... like wha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^1, uh..^1.&amp;* weißte^1, zu Beginn.../",</text:p>
          </table:table-cell>
          <table:table-cell table:number-columns-repeated="6"/>
          <table:table-cell office:value-type="string" calcext:value-type="string">
            <text:p>Zeilennummer 131: "* Well^1, uh..^1.&amp;* Y'know^1, for starter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Vielleicht..^1, uh..^1./",</text:p>
          </table:table-cell>
          <table:table-cell table:number-columns-repeated="6"/>
          <table:table-cell office:value-type="string" calcext:value-type="string">
            <text:p>Zeilennummer 131: "\\E0* How about..^1.&amp;* JUST^1, uh..^1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\"Die Spaß-Gang.\"/",</text:p>
          </table:table-cell>
          <table:table-cell table:number-columns-repeated="6"/>
          <table:table-cell office:value-type="string" calcext:value-type="string">
            <text:p>Zeilennummer 131: "\\E6* \"The Fun Gang.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weißte^1, nur um^1, uh^1, den \"Spaß\" Teil unterzubringen./",</text:p>
          </table:table-cell>
          <table:table-cell table:number-columns-repeated="6"/>
          <table:table-cell office:value-type="string" calcext:value-type="string">
            <text:p>Zeilennummer 131: "\\E6* Ya know^1, just^1, uh^1, concentrating on the \"Fun\" par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as ist perfekt!!!/",</text:p>
          </table:table-cell>
          <table:table-cell table:number-columns-repeated="6"/>
          <table:table-cell office:value-type="string" calcext:value-type="string">
            <text:p>Zeilennummer 131: "* It's perfect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^1, man sieht sich^1, Spaß-Gang!/",</text:p>
          </table:table-cell>
          <table:table-cell table:number-columns-repeated="6"/>
          <table:table-cell office:value-type="string" calcext:value-type="string">
            <text:p>Zeilennummer 131: "* Well^1, see ya^1, Fun Gan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Ich muss meine Nachmittagsmilch nehmen!/%",</text:p>
          </table:table-cell>
          <table:table-cell table:number-columns-repeated="6"/>
          <table:table-cell office:value-type="string" calcext:value-type="string">
            <text:p>Zeilennummer 131: "* I've got to osmose my afternoon milk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Es ist ein Tor.^1)&amp;* (Wo willst du hin?)/",</text:p>
          </table:table-cell>
          <table:table-cell table:number-columns-repeated="6"/>
          <table:table-cell office:value-type="string" calcext:value-type="string">
            <text:p>Zeilennummer 131: "* (It's a door.^1)&amp;* (Where will you go?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Feld",</text:p>
          </table:table-cell>
          <table:table-cell table:number-columns-repeated="6"/>
          <table:table-cell office:value-type="string" calcext:value-type="string">
            <text:p>Zeilennummer 131: " #Fiel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Wald",</text:p>
          </table:table-cell>
          <table:table-cell table:number-columns-repeated="6"/>
          <table:table-cell office:value-type="string" calcext:value-type="string">
            <text:p>Zeilennummer 131: " #Fores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Wald",</text:p>
          </table:table-cell>
          <table:table-cell table:number-columns-repeated="6"/>
          <table:table-cell office:value-type="string" calcext:value-type="string">
            <text:p>Zeilennummer 131: " #Fores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Kuchenverkauf",</text:p>
          </table:table-cell>
          <table:table-cell table:number-columns-repeated="6"/>
          <table:table-cell office:value-type="string" calcext:value-type="string">
            <text:p>Zeilennummer 131: "Bake Sal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Schloss",</text:p>
          </table:table-cell>
          <table:table-cell table:number-columns-repeated="6"/>
          <table:table-cell office:value-type="string" calcext:value-type="string">
            <text:p>Zeilennummer 131: "Castl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Aber nichts passiert.)/%",</text:p>
          </table:table-cell>
          <table:table-cell table:number-columns-repeated="6"/>
          <table:table-cell office:value-type="string" calcext:value-type="string">
            <text:p>Zeilennummer 131: "* (But nothing happene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Wundersamerweise^1, bist du schon da.)/%",</text:p>
          </table:table-cell>
          <table:table-cell table:number-columns-repeated="6"/>
          <table:table-cell office:value-type="string" calcext:value-type="string">
            <text:p>Zeilennummer 131: "* (Amazingly^1, you are already there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as Tor öffnet sich...)/%",</text:p>
          </table:table-cell>
          <table:table-cell table:number-columns-repeated="6"/>
          <table:table-cell office:value-type="string" calcext:value-type="string">
            <text:p>Zeilennummer 131: "* (The door opened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ie geht der Plan voran?/",</text:p>
          </table:table-cell>
          <table:table-cell table:number-columns-repeated="6"/>
          <table:table-cell office:value-type="string" calcext:value-type="string">
            <text:p>Zeilennummer 131: "* How's the evil scheming go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^1? Oh^1, der?/",</text:p>
          </table:table-cell>
          <table:table-cell table:number-columns-repeated="6"/>
          <table:table-cell office:value-type="string" calcext:value-type="string">
            <text:p>Zeilennummer 131: "* Huh^1? Oh^1, tha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Uns^1, uh^1, wurde langweilig^1.&amp;* Also machen wir Pause./",</text:p>
          </table:table-cell>
          <table:table-cell table:number-columns-repeated="6"/>
          <table:table-cell office:value-type="string" calcext:value-type="string">
            <text:p>Zeilennummer 131: "\\E2* We^1, uh^1, got bored^1.&amp;* So we're having a snac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ich verstehe./",</text:p>
          </table:table-cell>
          <table:table-cell table:number-columns-repeated="6"/>
          <table:table-cell office:value-type="string" calcext:value-type="string">
            <text:p>Zeilennummer 131: "* ... I se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omm schon^1! ich hatte heute nur Kreide zum Essen!/",</text:p>
          </table:table-cell>
          <table:table-cell table:number-columns-repeated="6"/>
          <table:table-cell office:value-type="string" calcext:value-type="string">
            <text:p>Zeilennummer 131: "* C'mon^1! All I ate for breakfast was chalk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Und ich hab noch gar nichts gegessen!/",</text:p>
          </table:table-cell>
          <table:table-cell table:number-columns-repeated="6"/>
          <table:table-cell office:value-type="string" calcext:value-type="string">
            <text:p>Zeilennummer 131: "* And I didn't eat anythin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ntschuldigung^1, aber was genau esst ihr da^1, eigentlich...?/",</text:p>
          </table:table-cell>
          <table:table-cell table:number-columns-repeated="6"/>
          <table:table-cell office:value-type="string" calcext:value-type="string">
            <text:p>Zeilennummer 131: "* Sorry^1. What are you two having^1, exactly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r meinen Tagesschatz aus dem Stumpf./",</text:p>
          </table:table-cell>
          <table:table-cell table:number-columns-repeated="6"/>
          <table:table-cell office:value-type="string" calcext:value-type="string">
            <text:p>Zeilennummer 131: "* Just a daily treasure I hid in this stump's orific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Und das ist...?/",</text:p>
          </table:table-cell>
          <table:table-cell table:number-columns-repeated="6"/>
          <table:table-cell office:value-type="string" calcext:value-type="string">
            <text:p>Zeilennummer 131: "* And that is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Probiert doch^1, Es ist nicht suspekt^1, wirklich nicht./",</text:p>
          </table:table-cell>
          <table:table-cell table:number-columns-repeated="6"/>
          <table:table-cell office:value-type="string" calcext:value-type="string">
            <text:p>Zeilennummer 131: "* Feast for yourself^1, my main ma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ris^1, soll ich mal^1, um^1, probiren?/",</text:p>
          </table:table-cell>
          <table:table-cell table:number-columns-repeated="6"/>
          <table:table-cell office:value-type="string" calcext:value-type="string">
            <text:p>Zeilennummer 131: "* Kris^1, do you want to^1, um^1, try i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Ralsei#soll#probieren",</text:p>
          </table:table-cell>
          <table:table-cell table:number-columns-repeated="6"/>
          <table:table-cell office:value-type="string" calcext:value-type="string">
            <text:p>Zeilennummer 131: "Make#Ralsei#try i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Es#selbst#probieren",</text:p>
          </table:table-cell>
          <table:table-cell table:number-columns-repeated="6"/>
          <table:table-cell office:value-type="string" calcext:value-type="string">
            <text:p>Zeilennummer 131: "#Try i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Ablehnen",</text:p>
          </table:table-cell>
          <table:table-cell table:number-columns-repeated="6"/>
          <table:table-cell office:value-type="string" calcext:value-type="string">
            <text:p>Zeilennummer 131: "Declin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Oh^1, da ist ein..^1.&amp;* Honigpot^1 drinnen^1?/",</text:p>
          </table:table-cell>
          <table:table-cell table:number-columns-repeated="6"/>
          <table:table-cell office:value-type="string" calcext:value-type="string">
            <text:p>Zeilennummer 131: "\\E6* Oh^1, there's a..^1.&amp;* Honeypot^1? Inside^1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Er ist ja voller Salsa./",</text:p>
          </table:table-cell>
          <table:table-cell table:number-columns-repeated="6"/>
          <table:table-cell office:value-type="string" calcext:value-type="string">
            <text:p>Zeilennummer 131: "\\E1* ... It's full of salsa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Bingo^1, du niedlicher Kürbis!/",</text:p>
          </table:table-cell>
          <table:table-cell table:number-columns-repeated="6"/>
          <table:table-cell office:value-type="string" calcext:value-type="string">
            <text:p>Zeilennummer 131: "\\E3* Bingo^1, you sweet little pumpkin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Das ist mein Essens-&amp;versteck^1. Diese Snackies sind nur für euch.../",</text:p>
          </table:table-cell>
          <table:table-cell table:number-columns-repeated="6"/>
          <table:table-cell office:value-type="string" calcext:value-type="string">
            <text:p>Zeilennummer 131: "\\E1* It's my secret stash^1.&amp;* A little snackeroo from me to you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/",</text:p>
          </table:table-cell>
          <table:table-cell table:number-columns-repeated="6"/>
          <table:table-cell office:value-type="string" calcext:value-type="string">
            <text:p>Zeilennummer 131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Mmmm^1. Yummy^1. Das ist lecker.../",</text:p>
          </table:table-cell>
          <table:table-cell table:number-columns-repeated="6"/>
          <table:table-cell office:value-type="string" calcext:value-type="string">
            <text:p>Zeilennummer 131: "\\E8* Mmmm^1. Yummy^1. It's deliciou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omm schon^1,du gibst doch nur vor das zu essen!/",</text:p>
          </table:table-cell>
          <table:table-cell table:number-columns-repeated="6"/>
          <table:table-cell office:value-type="string" calcext:value-type="string">
            <text:p>Zeilennummer 131: "* C'mon^1, you're just pretending to eat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aha^1, yeah^1! Das tu ich^1, auch!/",</text:p>
          </table:table-cell>
          <table:table-cell table:number-columns-repeated="6"/>
          <table:table-cell office:value-type="string" calcext:value-type="string">
            <text:p>Zeilennummer 131: "* Haha^1, yeah^1! That's what I do^1, too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?????/%",</text:p>
          </table:table-cell>
          <table:table-cell table:number-columns-repeated="6"/>
          <table:table-cell office:value-type="string" calcext:value-type="string">
            <text:p>Zeilennummer 131: "* ????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a ist ein Honigpot voller Salsa im Stumpf.)/",</text:p>
          </table:table-cell>
          <table:table-cell table:number-columns-repeated="6"/>
          <table:table-cell office:value-type="string" calcext:value-type="string">
            <text:p>Zeilennummer 131: "* (There was a honeypot of salsa inside the stump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hast etwas davon gegessen.)/",</text:p>
          </table:table-cell>
          <table:table-cell table:number-columns-repeated="6"/>
          <table:table-cell office:value-type="string" calcext:value-type="string">
            <text:p>Zeilennummer 131: "* (You ate some salsa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Es hat .....irgendwas wiederhergestellt.)/",</text:p>
          </table:table-cell>
          <table:table-cell table:number-columns-repeated="6"/>
          <table:table-cell office:value-type="string" calcext:value-type="string">
            <text:p>Zeilennummer 131: "* (It recovered... something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Keine HP.^1)&amp;* (Aber... irgendwas.)/",</text:p>
          </table:table-cell>
          <table:table-cell table:number-columns-repeated="6"/>
          <table:table-cell office:value-type="string" calcext:value-type="string">
            <text:p>Zeilennummer 131: "* (Not HP.^1)&amp;* (Just... something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Mmm..^1.&amp;* Hey^1, was ist das?/",</text:p>
          </table:table-cell>
          <table:table-cell table:number-columns-repeated="6"/>
          <table:table-cell office:value-type="string" calcext:value-type="string">
            <text:p>Zeilennummer 131: "\\E2* Mmm..^1.&amp;* Hey^1, what's in thi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eine Ahnung!/%",</text:p>
          </table:table-cell>
          <table:table-cell table:number-columns-repeated="6"/>
          <table:table-cell office:value-type="string" calcext:value-type="string">
            <text:p>Zeilennummer 131: "* I don't know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Mann^1, wenn keiner probieren will^1, tu ich es halt!/",</text:p>
          </table:table-cell>
          <table:table-cell table:number-columns-repeated="6"/>
          <table:table-cell office:value-type="string" calcext:value-type="string">
            <text:p>Zeilennummer 131: "* Look^1, if no one else will eat it^1, I'll try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 Da ist ein Glas voller..^1. Blut...^1? Drinnen./",</text:p>
          </table:table-cell>
          <table:table-cell table:number-columns-repeated="6"/>
          <table:table-cell office:value-type="string" calcext:value-type="string">
            <text:p>Zeilennummer 131: "\\E6* ... there's a jar of..^1. Blood...^1?&amp;* In 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ein^1, nein^1.&amp;* Es ist nur ein Pot Salsa aus Freilandhaltung./",</text:p>
          </table:table-cell>
          <table:table-cell table:number-columns-repeated="6"/>
          <table:table-cell office:value-type="string" calcext:value-type="string">
            <text:p>Zeilennummer 131: "* No^1, no^1.&amp;* It's merely a pot of free-range salsa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anke^1, dass ist eigentlich noch gemeiner./",</text:p>
          </table:table-cell>
          <table:table-cell table:number-columns-repeated="6"/>
          <table:table-cell office:value-type="string" calcext:value-type="string">
            <text:p>Zeilennummer 131: "\\E2* Thanks^1, that's actually more gross somehow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Jederzeit gerne!/",</text:p>
          </table:table-cell>
          <table:table-cell table:number-columns-repeated="6"/>
          <table:table-cell office:value-type="string" calcext:value-type="string">
            <text:p>Zeilennummer 131: "\\E3* Any ti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Mmm..^1.&amp;* Hey^1, Was ist da drinne?/",</text:p>
          </table:table-cell>
          <table:table-cell table:number-columns-repeated="6"/>
          <table:table-cell office:value-type="string" calcext:value-type="string">
            <text:p>Zeilennummer 131: "\\E2* Mmm..^1.&amp;* Hey^1, what's in thi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eine Ahnung!/%",</text:p>
          </table:table-cell>
          <table:table-cell table:number-columns-repeated="6"/>
          <table:table-cell office:value-type="string" calcext:value-type="string">
            <text:p>Zeilennummer 131: "* I don't know!/%",</text:p>
          </table:table-cell>
          <table:table-cell table:number-columns-repeated="7"/>
        </table:table-row>
      </table:table>
      <table:table table:name="text 410 - 516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* Interessiert an einen Schokodiamanten^1? /",</text:p>
          </table:table-cell>
          <table:table-cell table:number-columns-repeated="7"/>
          <table:table-cell office:value-type="string" calcext:value-type="string">
            <text:p>Zeilennummer 131: "* Interested in a Choco Diamond^1? 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ie Einnahmen^1, gehen an meine Spezies^1, denke ich^1.&amp;* Kaufen? Kostet nur 40G!/",</text:p>
          </table:table-cell>
          <table:table-cell table:number-columns-repeated="7"/>
          <table:table-cell office:value-type="string" calcext:value-type="string">
            <text:p>Zeilennummer 131: "* All proceeds go to Rudinn Relief Funds^1, I guess^1.&amp;* It's only $40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7"/>
          <table:table-cell office:value-type="string" calcext:value-type="string">
            <text:p>Zeilennummer 131: " #Bu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7"/>
          <table:table-cell office:value-type="string" calcext:value-type="string">
            <text:p>Zeilennummer 131: " #Do no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Schokodiamant^1, kostet nur 40G^1, denke ich./",</text:p>
          </table:table-cell>
          <table:table-cell table:number-columns-repeated="7"/>
          <table:table-cell office:value-type="string" calcext:value-type="string">
            <text:p>Zeilennummer 131: "* Choco Diamonds^1, only $40^1, I gu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anke^1, Denke ich^1.&amp;* (Schokodiamant erhalten.)/%",</text:p>
          </table:table-cell>
          <table:table-cell table:number-columns-repeated="7"/>
          <table:table-cell office:value-type="string" calcext:value-type="string">
            <text:p>Zeilennummer 131: "* Thanks^1, I guess^1.&amp;* (The Choco Diamond was added to your ITEMS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Du hast zuviele Schokodiamanten^1, denke ich./%",</text:p>
          </table:table-cell>
          <table:table-cell table:number-columns-repeated="7"/>
          <table:table-cell office:value-type="string" calcext:value-type="string">
            <text:p>Zeilennummer 131: "* ... You have too many ITEMS for this^1, I gues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u hast nicht genug Geld^1, denke ich./%",</text:p>
          </table:table-cell>
          <table:table-cell table:number-columns-repeated="7"/>
          <table:table-cell office:value-type="string" calcext:value-type="string">
            <text:p>Zeilennummer 131: "* You don't have enough money^1, I gues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kay denke ich./%",</text:p>
          </table:table-cell>
          <table:table-cell table:number-columns-repeated="7"/>
          <table:table-cell office:value-type="string" calcext:value-type="string">
            <text:p>Zeilennummer 131: "* Okay I gues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Hathy bietet Herzdonuts an.^1)&amp;* (Die Einnahmen gehen an ihre Gesundheit. Kaufen? nur 40G.)/",</text:p>
          </table:table-cell>
          <table:table-cell table:number-columns-repeated="7"/>
          <table:table-cell office:value-type="string" calcext:value-type="string">
            <text:p>Zeilennummer 131: "* (Hathy offers a Hearts Donut.^1)&amp;* (Proceeds go to Hathy's Health. It costs $40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7"/>
          <table:table-cell office:value-type="string" calcext:value-type="string">
            <text:p>Zeilennummer 131: " #Bu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7"/>
          <table:table-cell office:value-type="string" calcext:value-type="string">
            <text:p>Zeilennummer 131: " #Do no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Hathy scheint zufrieden.^1)&amp;* (Herzdonut erhalten.)/%",</text:p>
          </table:table-cell>
          <table:table-cell table:number-columns-repeated="7"/>
          <table:table-cell office:value-type="string" calcext:value-type="string">
            <text:p>Zeilennummer 131: "* (Hathy seemed happy.^1)&amp;* (The Hearts Donut was added to your ITEMS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Es scheint^1, als hast keinen platz mehr^1)&amp;* (Hathy scheint traurig.)/%",</text:p>
          </table:table-cell>
          <table:table-cell table:number-columns-repeated="7"/>
          <table:table-cell office:value-type="string" calcext:value-type="string">
            <text:p>Zeilennummer 131: "* (You didn't have enough room in your ITEMs.^1)&amp;* (Hathy seemed sa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hast nicht genug Geld bei dir.^1)&amp;* (Hathy scheint traurig.)/%",</text:p>
          </table:table-cell>
          <table:table-cell table:number-columns-repeated="7"/>
          <table:table-cell office:value-type="string" calcext:value-type="string">
            <text:p>Zeilennummer 131: "* (You didn't have enough money.^1)&amp;* (Hathy seemed sa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Hathy akzeptiert deine Wahl.)/%",</text:p>
          </table:table-cell>
          <table:table-cell table:number-columns-repeated="7"/>
          <table:table-cell office:value-type="string" calcext:value-type="string">
            <text:p>Zeilennummer 131: "* (Hathy accepted your choice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ilkommen^1, Gentleclowns./",</text:p>
          </table:table-cell>
          <table:table-cell table:number-columns-repeated="7"/>
          <table:table-cell office:value-type="string" calcext:value-type="string">
            <text:p>Zeilennummer 131: "* Greetings^1, gentleclown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Interesse an einen Lancerkeks?/",</text:p>
          </table:table-cell>
          <table:table-cell table:number-columns-repeated="7"/>
          <table:table-cell office:value-type="string" calcext:value-type="string">
            <text:p>Zeilennummer 131: "\\E1* May we interest you in a Lancer Cooki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ie Einnahmen sind^1, um in eueren Arsch zutretten./",</text:p>
          </table:table-cell>
          <table:table-cell table:number-columns-repeated="7"/>
          <table:table-cell office:value-type="string" calcext:value-type="string">
            <text:p>Zeilennummer 131: "* All proceeds go to kicking your a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Kaufen? Er hat einen Wert von 40G./",</text:p>
          </table:table-cell>
          <table:table-cell table:number-columns-repeated="7"/>
          <table:table-cell office:value-type="string" calcext:value-type="string">
            <text:p>Zeilennummer 131: "* It's a mere $40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7"/>
          <table:table-cell office:value-type="string" calcext:value-type="string">
            <text:p>Zeilennummer 131: " #Bu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7"/>
          <table:table-cell office:value-type="string" calcext:value-type="string">
            <text:p>Zeilennummer 131: " #Do no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eheheh^1, danke.../",</text:p>
          </table:table-cell>
          <table:table-cell table:number-columns-repeated="7"/>
          <table:table-cell office:value-type="string" calcext:value-type="string">
            <text:p>Zeilennummer 131: "* Heheheh^1, thank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LANCERKEKS erhalten.)/",</text:p>
          </table:table-cell>
          <table:table-cell table:number-columns-repeated="7"/>
          <table:table-cell office:value-type="string" calcext:value-type="string">
            <text:p>Zeilennummer 131: "* (The LANCERCOOKIE was added to your ITEMs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as ihr darauf REINGEFALLEN seid!!/",</text:p>
          </table:table-cell>
          <table:table-cell table:number-columns-repeated="7"/>
          <table:table-cell office:value-type="string" calcext:value-type="string">
            <text:p>Zeilennummer 131: "\\E2* For getting CHEATED by us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 arbeiten wir an unserem Plan!!!/%",</text:p>
          </table:table-cell>
          <table:table-cell table:number-columns-repeated="7"/>
          <table:table-cell office:value-type="string" calcext:value-type="string">
            <text:p>Zeilennummer 131: "* Now we may fund our illicit plans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kauffst einen LANCERKEKS.^1)&amp;* (Aber du hast keinen Platz.)/",</text:p>
          </table:table-cell>
          <table:table-cell table:number-columns-repeated="7"/>
          <table:table-cell office:value-type="string" calcext:value-type="string">
            <text:p>Zeilennummer 131: "* (You bought LANCERCOOKIE.^1)&amp;* (But you didn't have any room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Also hat Lancer ihn einfach fallen gelassen.)/",</text:p>
          </table:table-cell>
          <table:table-cell table:number-columns-repeated="7"/>
          <table:table-cell office:value-type="string" calcext:value-type="string">
            <text:p>Zeilennummer 131: "* (So Lancer just dropped it on the ground and it broke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ops./",</text:p>
          </table:table-cell>
          <table:table-cell table:number-columns-repeated="7"/>
          <table:table-cell office:value-type="string" calcext:value-type="string">
            <text:p>Zeilennummer 131: "* Oop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h nun^1. Das Leid von Kunden./",</text:p>
          </table:table-cell>
          <table:table-cell table:number-columns-repeated="7"/>
          <table:table-cell office:value-type="string" calcext:value-type="string">
            <text:p>Zeilennummer 131: "* Oh well^1. Buyers cryer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anke^1, dass ihr in unsere.../",</text:p>
          </table:table-cell>
          <table:table-cell table:number-columns-repeated="7"/>
          <table:table-cell office:value-type="string" calcext:value-type="string">
            <text:p>Zeilennummer 131: "* Thank you anyway for your contributio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SCHWINDELEI investierst!/",</text:p>
          </table:table-cell>
          <table:table-cell table:number-columns-repeated="7"/>
          <table:table-cell office:value-type="string" calcext:value-type="string">
            <text:p>Zeilennummer 131: "* ... to getting SWINDLED by u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 arbeiten wir an unserem Plan!!!/%",</text:p>
          </table:table-cell>
          <table:table-cell table:number-columns-repeated="7"/>
          <table:table-cell office:value-type="string" calcext:value-type="string">
            <text:p>Zeilennummer 131: "* Now we can fund our illicit plans!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Du hast nicht genug Geld./",</text:p>
          </table:table-cell>
          <table:table-cell table:number-columns-repeated="7"/>
          <table:table-cell office:value-type="string" calcext:value-type="string">
            <text:p>Zeilennummer 131: "* ... You don't have enough fund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as^1? Wozu hast du dein Geld ausgegeben!^1? Kuchen!?/",</text:p>
          </table:table-cell>
          <table:table-cell table:number-columns-repeated="7"/>
          <table:table-cell office:value-type="string" calcext:value-type="string">
            <text:p>Zeilennummer 131: "* What^1? What did you spend it on!^1? Pastries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as ist unverzeilich./%",</text:p>
          </table:table-cell>
          <table:table-cell table:number-columns-repeated="7"/>
          <table:table-cell office:value-type="string" calcext:value-type="string">
            <text:p>Zeilennummer 131: "* That's irresponsibl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ey^1! Du kannst nicht nichts einkaufen!/",</text:p>
          </table:table-cell>
          <table:table-cell table:number-columns-repeated="7"/>
          <table:table-cell office:value-type="string" calcext:value-type="string">
            <text:p>Zeilennummer 131: "* Hey^1! You can't not buy from u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ey IDIOT^1!&amp;* Es ist für einen GUTEN ZWECK!/",</text:p>
          </table:table-cell>
          <table:table-cell table:number-columns-repeated="7"/>
          <table:table-cell office:value-type="string" calcext:value-type="string">
            <text:p>Zeilennummer 131: "* Hey DUMBASS^1!&amp;* It's for a GOOD CAUS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Lass uns einfach was kaufen^1, Kris.)/%",</text:p>
          </table:table-cell>
          <table:table-cell table:number-columns-repeated="7"/>
          <table:table-cell office:value-type="string" calcext:value-type="string">
            <text:p>Zeilennummer 131: "* (Let's just buy one^1, Kris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^1, nun^1. Ich bin der Schmied Malius^1. Ich repariere alles^1. Waffen, Rüstung.../",</text:p>
          </table:table-cell>
          <table:table-cell table:number-columns-repeated="7"/>
          <table:table-cell office:value-type="string" calcext:value-type="string">
            <text:p>Zeilennummer 131: "* Well^1, well^1. I am the smith Malius^1. I can fix anything^1. Weapon, armo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und sogar euch^1! Nun^1, nun^1, was soll ich tun?/",</text:p>
          </table:table-cell>
          <table:table-cell table:number-columns-repeated="7"/>
          <table:table-cell office:value-type="string" calcext:value-type="string">
            <text:p>Zeilennummer 131: "* ... I can even fix you^1! Well^1, well^1, what will it b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7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Item #reparieren",</text:p>
          </table:table-cell>
          <table:table-cell table:number-columns-repeated="7"/>
          <table:table-cell office:value-type="string" calcext:value-type="string">
            <text:p>Zeilennummer 131: " #Fix Item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Gehen",</text:p>
          </table:table-cell>
          <table:table-cell table:number-columns-repeated="7"/>
          <table:table-cell office:value-type="string" calcext:value-type="string">
            <text:p>Zeilennummer 131: " #Leav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Uns #reparieren",</text:p>
          </table:table-cell>
          <table:table-cell table:number-columns-repeated="7"/>
          <table:table-cell office:value-type="string" calcext:value-type="string">
            <text:p>Zeilennummer 131: "Fix U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~~~^1! Der KUCHEN ist voller ENERGIE^1! ich MUSS ihn reparieren!/",</text:p>
          </table:table-cell>
          <table:table-cell table:number-columns-repeated="7"/>
          <table:table-cell office:value-type="string" calcext:value-type="string">
            <text:p>Zeilennummer 131: "* Huh---^1! That CAKE is seething with energy^1! You must let me fix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-hah^1! sehet meine Technik!/%",</text:p>
          </table:table-cell>
          <table:table-cell table:number-columns-repeated="7"/>
          <table:table-cell office:value-type="string" calcext:value-type="string">
            <text:p>Zeilennummer 131: "* Huh-hah^1! Let's feel my techniqu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~~~^1! Der KUCHEN ist voller ENERGIE^1! ich MUSS ihn reparieren!/",</text:p>
          </table:table-cell>
          <table:table-cell table:number-columns-repeated="7"/>
          <table:table-cell office:value-type="string" calcext:value-type="string">
            <text:p>Zeilennummer 131: "* Huh---^1! That CAKE is seething with energy^1! You must let me fix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eigentlich^1, brauchst du mehr Platz./%",</text:p>
          </table:table-cell>
          <table:table-cell table:number-columns-repeated="7"/>
          <table:table-cell office:value-type="string" calcext:value-type="string">
            <text:p>Zeilennummer 131: "* ... actually^1, you will need a free space in your ITEMs firs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~~~^1! Dieser Schlüssel ist voller ENERGIE^1! ich MUSS ihn reparieren!/",</text:p>
          </table:table-cell>
          <table:table-cell table:number-columns-repeated="7"/>
          <table:table-cell office:value-type="string" calcext:value-type="string">
            <text:p>Zeilennummer 131: "* Huh---^1! That KEY is seething with energy^1! You must let me fix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-hah^1! sehet meine Technik!/%",</text:p>
          </table:table-cell>
          <table:table-cell table:number-columns-repeated="7"/>
          <table:table-cell office:value-type="string" calcext:value-type="string">
            <text:p>Zeilennummer 131: "* Huh-hah^1! Let's feel my techniqu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^1, nun^1. Ihr habt nichts mehr zum reparieren^1./",</text:p>
          </table:table-cell>
          <table:table-cell table:number-columns-repeated="7"/>
          <table:table-cell office:value-type="string" calcext:value-type="string">
            <text:p>Zeilennummer 131: "* Well^1, well^1. You have nothing to fix^1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Aber^1, wenn ihr etwas KAPUTTES findet^1, kommt wieder./",</text:p>
          </table:table-cell>
          <table:table-cell table:number-columns-repeated="7"/>
          <table:table-cell office:value-type="string" calcext:value-type="string">
            <text:p>Zeilennummer 131: "* But if you find anything BROKEN^1, return 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ach allem^1, kann ich alles reparieren.../",</text:p>
          </table:table-cell>
          <table:table-cell table:number-columns-repeated="7"/>
          <table:table-cell office:value-type="string" calcext:value-type="string">
            <text:p>Zeilennummer 131: "* After all^1, I can fix anyth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 außer GEBROCHENE HERZEN./%",</text:p>
          </table:table-cell>
          <table:table-cell table:number-columns-repeated="7"/>
          <table:table-cell office:value-type="string" calcext:value-type="string">
            <text:p>Zeilennummer 131: "* ... except for a BROKEN HEAR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ein Körper ist auch eine Waffe^1. Nach einiger Zeit muss man sich um ihn sorgen./",</text:p>
          </table:table-cell>
          <table:table-cell table:number-columns-repeated="7"/>
          <table:table-cell office:value-type="string" calcext:value-type="string">
            <text:p>Zeilennummer 131: "* Your body is a weapon^1, too^1. You must take care of it from time to tim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-hah^1! sehet meine Technik./%",</text:p>
          </table:table-cell>
          <table:table-cell table:number-columns-repeated="7"/>
          <table:table-cell office:value-type="string" calcext:value-type="string">
            <text:p>Zeilennummer 131: "* Huh-hah^1! Let's feel my techniqu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Nun^1, nun^1. Gute Reise^1, meine Freunde./%",</text:p>
          </table:table-cell>
          <table:table-cell table:number-columns-repeated="7"/>
          <table:table-cell office:value-type="string" calcext:value-type="string">
            <text:p>Zeilennummer 131: "* Well^1, well^1. Good journey^1, my friend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m^1? was ist das?/%",</text:p>
          </table:table-cell>
          <table:table-cell table:number-columns-repeated="7"/>
          <table:table-cell office:value-type="string" calcext:value-type="string">
            <text:p>Zeilennummer 131: "* Hm^1? What is it now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Besiegt ihr mich^1, komm ich mit euch./",</text:p>
          </table:table-cell>
          <table:table-cell table:number-columns-repeated="7"/>
          <table:table-cell office:value-type="string" calcext:value-type="string">
            <text:p>Zeilennummer 131: "* If you can beat me^1, I'll go back to being a good gu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Aber wenn ihr \\cRVERLIERT\\cW.../",</text:p>
          </table:table-cell>
          <table:table-cell table:number-columns-repeated="7"/>
          <table:table-cell office:value-type="string" calcext:value-type="string">
            <text:p>Zeilennummer 131: "\\E0* But if you LOS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KOMMT ihr zu UNS.../",</text:p>
          </table:table-cell>
          <table:table-cell table:number-columns-repeated="7"/>
          <table:table-cell office:value-type="string" calcext:value-type="string">
            <text:p>Zeilennummer 131: "\\E2* YOU guys will have to become bad guys with U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... und tut WASAUCHIMMER wir sagen./",</text:p>
          </table:table-cell>
          <table:table-cell table:number-columns-repeated="7"/>
          <table:table-cell office:value-type="string" calcext:value-type="string">
            <text:p>Zeilennummer 131: "\\E4* ... and do WHATEVER we sa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o ho ho!!^1! Unser Wunsch ist dein Befehl!!!/",</text:p>
          </table:table-cell>
          <table:table-cell table:number-columns-repeated="7"/>
          <table:table-cell office:value-type="string" calcext:value-type="string">
            <text:p>Zeilennummer 131: "* Ho ho ho!!^1! Our wish is your command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So^1, was sagt ihr...?/",</text:p>
          </table:table-cell>
          <table:table-cell table:number-columns-repeated="7"/>
          <table:table-cell office:value-type="string" calcext:value-type="string">
            <text:p>Zeilennummer 131: "\\E1* So^1, whaddya say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",</text:p>
          </table:table-cell>
          <table:table-cell table:number-columns-repeated="7"/>
          <table:table-cell office:value-type="string" calcext:value-type="string">
            <text:p>Zeilennummer 131: "\\C2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Kämpfen",</text:p>
          </table:table-cell>
          <table:table-cell table:number-columns-repeated="7"/>
          <table:table-cell office:value-type="string" calcext:value-type="string">
            <text:p>Zeilennummer 131: " #Let's Figh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icht tun",</text:p>
          </table:table-cell>
          <table:table-cell table:number-columns-repeated="7"/>
          <table:table-cell office:value-type="string" calcext:value-type="string">
            <text:p>Zeilennummer 131: " #Let's No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Eh^1, brauchst nicht antworten./",</text:p>
          </table:table-cell>
          <table:table-cell table:number-columns-repeated="7"/>
          <table:table-cell office:value-type="string" calcext:value-type="string">
            <text:p>Zeilennummer 131: "* Eh^1, don't bother answer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ir werden euch sowieso vernichten^1, also.../",</text:p>
          </table:table-cell>
          <table:table-cell table:number-columns-repeated="7"/>
          <table:table-cell office:value-type="string" calcext:value-type="string">
            <text:p>Zeilennummer 131: "\\E2* We were just gonna thrash you anyway^1, so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Los geht's!/%",</text:p>
          </table:table-cell>
          <table:table-cell table:number-columns-repeated="7"/>
          <table:table-cell office:value-type="string" calcext:value-type="string">
            <text:p>Zeilennummer 131: "\\E3* See ya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iese Kette sieht schick aus.)/",</text:p>
          </table:table-cell>
          <table:table-cell table:number-columns-repeated="7"/>
          <table:table-cell office:value-type="string" calcext:value-type="string">
            <text:p>Zeilennummer 131: "* (These shackles seem oddly fashionable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Nehmen?)/",</text:p>
          </table:table-cell>
          <table:table-cell table:number-columns-repeated="7"/>
          <table:table-cell office:value-type="string" calcext:value-type="string">
            <text:p>Zeilennummer 131: "* (Take them?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ehmen",</text:p>
          </table:table-cell>
          <table:table-cell table:number-columns-repeated="7"/>
          <table:table-cell office:value-type="string" calcext:value-type="string">
            <text:p>Zeilennummer 131: " #Tak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7"/>
          <table:table-cell office:value-type="string" calcext:value-type="string">
            <text:p>Zeilennummer 131: " #Do no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besitzt zu viel AUSRÜSTUNG)/%",</text:p>
          </table:table-cell>
          <table:table-cell table:number-columns-repeated="7"/>
          <table:table-cell office:value-type="string" calcext:value-type="string">
            <text:p>Zeilennummer 131: "* (You're carrying too many ARMORs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EISENKETTE zu deiner AUSRÜSTUNG gelegt.)/%",</text:p>
          </table:table-cell>
          <table:table-cell table:number-columns-repeated="7"/>
          <table:table-cell office:value-type="string" calcext:value-type="string">
            <text:p>Zeilennummer 131: "* (IRONSHACKLE was put in your ARMORs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Kein Grund sich haengen zulassen...)/%",</text:p>
          </table:table-cell>
          <table:table-cell table:number-columns-repeated="7"/>
          <table:table-cell office:value-type="string" calcext:value-type="string">
            <text:p>Zeilennummer 131: "* (Don't need nothin' to hold you down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Hier ist nichts mehr...)/%",</text:p>
          </table:table-cell>
          <table:table-cell table:number-columns-repeated="7"/>
          <table:table-cell office:value-type="string" calcext:value-type="string">
            <text:p>Zeilennummer 131: "* (Ain't nothin' to hold you down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Leben existiert nicht ohne Konsumierung.^1)&amp;* (Selbst Moos trinkt Wasser.)/",</text:p>
          </table:table-cell>
          <table:table-cell table:number-columns-repeated="7"/>
          <table:table-cell office:value-type="string" calcext:value-type="string">
            <text:p>Zeilennummer 131: "* (Life cannot exist without consuming.^1)&amp;* (Even the moss drinks water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Am Kreislauf der Existenz teilnehmen?)/",</text:p>
          </table:table-cell>
          <table:table-cell table:number-columns-repeated="7"/>
          <table:table-cell office:value-type="string" calcext:value-type="string">
            <text:p>Zeilennummer 131: "* (Perpetuate the cycle of existence?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Teilnehmen",</text:p>
          </table:table-cell>
          <table:table-cell table:number-columns-repeated="7"/>
          <table:table-cell office:value-type="string" calcext:value-type="string">
            <text:p>Zeilennummer 131: " #Perpetuat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icht tun",</text:p>
          </table:table-cell>
          <table:table-cell table:number-columns-repeated="7"/>
          <table:table-cell office:value-type="string" calcext:value-type="string">
            <text:p>Zeilennummer 131: " #Do no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hast Moos gegessen.^1)&amp;* (Schmeckt..^1. moosig.)/",</text:p>
          </table:table-cell>
          <table:table-cell table:number-columns-repeated="7"/>
          <table:table-cell office:value-type="string" calcext:value-type="string">
            <text:p>Zeilennummer 131: "* (You ate the moss.^1)&amp;* (Tastes..^1. mossy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eine HP wurden vermoost.)/%",</text:p>
          </table:table-cell>
          <table:table-cell table:number-columns-repeated="7"/>
          <table:table-cell office:value-type="string" calcext:value-type="string">
            <text:p>Zeilennummer 131: "* (Your HP was mossed out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as Moos wurde gegessen.^1)&amp;* (Der Kreislauf geht weiter...)/%",</text:p>
          </table:table-cell>
          <table:table-cell table:number-columns-repeated="7"/>
          <table:table-cell office:value-type="string" calcext:value-type="string">
            <text:p>Zeilennummer 131: "* (The moss has been eaten.^1)&amp;* (The cycle continues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er Kreislauf endet hier^1, in der Ecke einer kleinen Zelle...)/%",</text:p>
          </table:table-cell>
          <table:table-cell table:number-columns-repeated="7"/>
          <table:table-cell office:value-type="string" calcext:value-type="string">
            <text:p>Zeilennummer 131: "* (The cycle ends here^1, in the corner of a small cell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Pik",</text:p>
          </table:table-cell>
          <table:table-cell table:number-columns-repeated="7"/>
          <table:table-cell office:value-type="string" calcext:value-type="string">
            <text:p>Zeilennummer 131: " #Add Spad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Karo",</text:p>
          </table:table-cell>
          <table:table-cell table:number-columns-repeated="7"/>
          <table:table-cell office:value-type="string" calcext:value-type="string">
            <text:p>Zeilennummer 131: " #Add Diamon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tauschen",</text:p>
          </table:table-cell>
          <table:table-cell table:number-columns-repeated="7"/>
          <table:table-cell office:value-type="string" calcext:value-type="string">
            <text:p>Zeilennummer 131: "Swap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7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 Danke^1, dass du ihr geholfen hast^1, Kris^1. Sie ist dir auch dankbar./",</text:p>
          </table:table-cell>
          <table:table-cell table:number-columns-repeated="7"/>
          <table:table-cell office:value-type="string" calcext:value-type="string">
            <text:p>Zeilennummer 131: "\\E6* ... thanks for helping her^1, Kris^1. She appreciates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/",</text:p>
          </table:table-cell>
          <table:table-cell table:number-columns-repeated="7"/>
          <table:table-cell office:value-type="string" calcext:value-type="string">
            <text:p>Zeilennummer 131: "\\E1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Kris.../",</text:p>
          </table:table-cell>
          <table:table-cell table:number-columns-repeated="7"/>
          <table:table-cell office:value-type="string" calcext:value-type="string">
            <text:p>Zeilennummer 131: "\\E1* Kri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Bist du um Susie besorgt?/",</text:p>
          </table:table-cell>
          <table:table-cell table:number-columns-repeated="7"/>
          <table:table-cell office:value-type="string" calcext:value-type="string">
            <text:p>Zeilennummer 131: "\\E6* Are you worried about Susi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7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7"/>
          <table:table-cell office:value-type="string" calcext:value-type="string">
            <text:p>Zeilennummer 131: " #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Ihr gehts#gut",</text:p>
          </table:table-cell>
          <table:table-cell table:number-columns-repeated="7"/>
          <table:table-cell office:value-type="string" calcext:value-type="string">
            <text:p>Zeilennummer 131: " #She'll be#fin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Nun, egal was du grade denkst.../",</text:p>
          </table:table-cell>
          <table:table-cell table:number-columns-repeated="7"/>
          <table:table-cell office:value-type="string" calcext:value-type="string">
            <text:p>Zeilennummer 131: "\\E6* Well, regardless of how you feel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Ich denke wir sollten kurz warten.../",</text:p>
          </table:table-cell>
          <table:table-cell table:number-columns-repeated="7"/>
          <table:table-cell office:value-type="string" calcext:value-type="string">
            <text:p>Zeilennummer 131: "\\E0* I don't think it would hurt to take a momen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Schließe deine Augen^1 und denke dran^1, was sie grade durchmacht.../%",</text:p>
          </table:table-cell>
          <table:table-cell table:number-columns-repeated="7"/>
          <table:table-cell office:value-type="string" calcext:value-type="string">
            <text:p>Zeilennummer 131: "\\E6* Close your eyes^1, and think about what she's doing now.../%",</text:p>
          </table:table-cell>
          <table:table-cell table:number-columns-repeated="7"/>
        </table:table-row>
      </table:table>
      <table:table table:name="text 517 - 628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\\E0* (Nagut..^1. Raus aus der Zelle...)/",</text:p>
          </table:table-cell>
          <table:table-cell table:number-columns-repeated="8"/>
          <table:table-cell office:value-type="string" calcext:value-type="string">
            <text:p>Zeilennummer 131: "\\E0* (Alright..^1. out of the cell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Wohin nun...?)/",</text:p>
          </table:table-cell>
          <table:table-cell table:number-columns-repeated="8"/>
          <table:table-cell office:value-type="string" calcext:value-type="string">
            <text:p>Zeilennummer 131: "* (Where to next...?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8"/>
          <table:table-cell office:value-type="string" calcext:value-type="string">
            <text:p>Zeilennummer 131: "\\C2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Nach Links",</text:p>
          </table:table-cell>
          <table:table-cell table:number-columns-repeated="8"/>
          <table:table-cell office:value-type="string" calcext:value-type="string">
            <text:p>Zeilennummer 131: " #Go Lef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9* Huh...? Kris...^1? Hast du was gesagt?/",</text:p>
          </table:table-cell>
          <table:table-cell table:number-columns-repeated="8"/>
          <table:table-cell office:value-type="string" calcext:value-type="string">
            <text:p>Zeilennummer 131: "\\E9* Huh...? Kris...^1? Did you say something back ther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Nach rechts",</text:p>
          </table:table-cell>
          <table:table-cell table:number-columns-repeated="8"/>
          <table:table-cell office:value-type="string" calcext:value-type="string">
            <text:p>Zeilennummer 131: " #Go Righ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0* (... ich kann die beiden nicht mehr hören...)/%",</text:p>
          </table:table-cell>
          <table:table-cell table:number-columns-repeated="8"/>
          <table:table-cell office:value-type="string" calcext:value-type="string">
            <text:p>Zeilennummer 131: "\\E0* (... I can't hear them anymor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Wo willst du hin?)/",</text:p>
          </table:table-cell>
          <table:table-cell table:number-columns-repeated="8"/>
          <table:table-cell office:value-type="string" calcext:value-type="string">
            <text:p>Zeilennummer 131: "* (Where will you ride the elevator to?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3",</text:p>
          </table:table-cell>
          <table:table-cell table:number-columns-repeated="8"/>
          <table:table-cell office:value-type="string" calcext:value-type="string">
            <text:p>Zeilennummer 131: "\\C3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KG</text:p>
          </table:table-cell>
          <table:table-cell table:number-columns-repeated="8"/>
          <table:table-cell office:value-type="string" calcext:value-type="string">
            <text:p>Zeilennummer 131: " #Prison B1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EG</text:p>
          </table:table-cell>
          <table:table-cell table:number-columns-repeated="8"/>
          <table:table-cell office:value-type="string" calcext:value-type="string">
            <text:p>Zeilennummer 131: " #Floor 1F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??????",</text:p>
          </table:table-cell>
          <table:table-cell table:number-columns-repeated="8"/>
          <table:table-cell office:value-type="string" calcext:value-type="string">
            <text:p>Zeilennummer 131: "??????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bist schon da.)/%",</text:p>
          </table:table-cell>
          <table:table-cell table:number-columns-repeated="8"/>
          <table:table-cell office:value-type="string" calcext:value-type="string">
            <text:p>Zeilennummer 131: "* (You're the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bist schon da.)/%",</text:p>
          </table:table-cell>
          <table:table-cell table:number-columns-repeated="8"/>
          <table:table-cell office:value-type="string" calcext:value-type="string">
            <text:p>Zeilennummer 131: "* (You're the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bist schon da.)/%",</text:p>
          </table:table-cell>
          <table:table-cell table:number-columns-repeated="8"/>
          <table:table-cell office:value-type="string" calcext:value-type="string">
            <text:p>Zeilennummer 131: "* (You're ther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BOO HOO^1, BOO HOO^1, UEE HEE HEE./",</text:p>
          </table:table-cell>
          <table:table-cell table:number-columns-repeated="8"/>
          <table:table-cell office:value-type="string" calcext:value-type="string">
            <text:p>Zeilennummer 131: "* BOO HOO^1, BOO HOO^1, UEE HEE HE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O^1, EINSAM^1, BIN ICH.../",</text:p>
          </table:table-cell>
          <table:table-cell table:number-columns-repeated="8"/>
          <table:table-cell office:value-type="string" calcext:value-type="string">
            <text:p>Zeilennummer 131: "* SO LONELY^1, LONELY^1, I B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ABER SCHAUT^1, STEHEN DA DREI BESUCHER?/",</text:p>
          </table:table-cell>
          <table:table-cell table:number-columns-repeated="8"/>
          <table:table-cell office:value-type="string" calcext:value-type="string">
            <text:p>Zeilennummer 131: "* BUT LO^1, THREE VISITORS STANDING INSID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ER DIE WOHL SIND?/",</text:p>
          </table:table-cell>
          <table:table-cell table:number-columns-repeated="8"/>
          <table:table-cell office:value-type="string" calcext:value-type="string">
            <text:p>Zeilennummer 131: "* WHO ARE YOU FEW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Nett dich kennen zulernen^1! ich bin Ralsei^1, das sind.../",</text:p>
          </table:table-cell>
          <table:table-cell table:number-columns-repeated="8"/>
          <table:table-cell office:value-type="string" calcext:value-type="string">
            <text:p>Zeilennummer 131: "* Nice to meet you^1! I'm Ralsei^1, this is Kris^1, and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Also^1, was verdammt nochmal^1, machst du hier?/",</text:p>
          </table:table-cell>
          <table:table-cell table:number-columns-repeated="8"/>
          <table:table-cell office:value-type="string" calcext:value-type="string">
            <text:p>Zeilennummer 131: "* So^1, what the hell are you doing in ther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TJ* ICH BIN UNSCHULDIG^1, UNSCHULDIG^1.&amp;* ICH WOLLTE NUR EIN SPIEL SPIELEN^1, SPIELEN./",</text:p>
          </table:table-cell>
          <table:table-cell table:number-columns-repeated="8"/>
          <table:table-cell office:value-type="string" calcext:value-type="string">
            <text:p>Zeilennummer 131: "\\TJ* I AM INNOCENT^1, INNOCENT^1.&amp;* I JUST WANTED TO PLAY A GAME^1, GAM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ABER DIE KÖNIGE FANDEN EINEN KLEINEN SPAß ZU RISKANT./",</text:p>
          </table:table-cell>
          <table:table-cell table:number-columns-repeated="8"/>
          <table:table-cell office:value-type="string" calcext:value-type="string">
            <text:p>Zeilennummer 131: "* BUT THE BORING KINGS FOUND SUCH FUN TO BE A TROUBL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ALS STRAFE^1, WOLLTEN SIE MEINEN KÖRPER EINSPERREN./",</text:p>
          </table:table-cell>
          <table:table-cell table:number-columns-repeated="8"/>
          <table:table-cell office:value-type="string" calcext:value-type="string">
            <text:p>Zeilennummer 131: "* AS PUNISHMENT^1, THEY CRAVED TO IMPRISON MY BOD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DOCH ICH BIN SCHNELL^1, SCHNELL^1, SCHLAU^1, SCHLAU./",</text:p>
          </table:table-cell>
          <table:table-cell table:number-columns-repeated="8"/>
          <table:table-cell office:value-type="string" calcext:value-type="string">
            <text:p>Zeilennummer 131: "* BUT I'M FAST^1, FAST^1, CLEVER^1, CLEVE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IE HABEN MICH VERLOREN^1 UND HABEN SICH EINGESPERRT,/",</text:p>
          </table:table-cell>
          <table:table-cell table:number-columns-repeated="8"/>
          <table:table-cell office:value-type="string" calcext:value-type="string">
            <text:p>Zeilennummer 131: "* THEY LOST THE CHASE^1, AND LOCKED UP THEIR ENTIRE RACE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BAUTEN EINEN KERKER UM DIE WELT^1. NUN BIN ICH DER EINZIG FREIE./",</text:p>
          </table:table-cell>
          <table:table-cell table:number-columns-repeated="8"/>
          <table:table-cell office:value-type="string" calcext:value-type="string">
            <text:p>Zeilennummer 131: "* BUILDING A PRISON AROUND THE WHOLE WORLD^1. NOW I'M THE ONLY FREE ON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Huh^1? Frei^1? Aber du bist 100% hinter den Gittern.../",</text:p>
          </table:table-cell>
          <table:table-cell table:number-columns-repeated="8"/>
          <table:table-cell office:value-type="string" calcext:value-type="string">
            <text:p>Zeilennummer 131: "* Huh^1? Free^1? But you're clearly the one behind bar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TJ* DINGE SEHEN VON HIER ANDERS AUS!/",</text:p>
          </table:table-cell>
          <table:table-cell table:number-columns-repeated="8"/>
          <table:table-cell office:value-type="string" calcext:value-type="string">
            <text:p>Zeilennummer 131: "\\TJ* THINGS DON'T SEEM SUCH FROM HERE^1, LIGHTNER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Nun^1, klingt^1, als brauchst du keine hilfe./",</text:p>
          </table:table-cell>
          <table:table-cell table:number-columns-repeated="8"/>
          <table:table-cell office:value-type="string" calcext:value-type="string">
            <text:p>Zeilennummer 131: "* Well^1, sounds like you don't need any help^1, then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TJ* DAS IST SO UNWAHR^1.&amp;* MEINE EINSAMKEIT WIRD IMMER GRÖßER./",</text:p>
          </table:table-cell>
          <table:table-cell table:number-columns-repeated="8"/>
          <table:table-cell office:value-type="string" calcext:value-type="string">
            <text:p>Zeilennummer 131: "\\TJ* THAT IS UN-SO^1.&amp;* I GROW LONELY IN MY LITTLE FREEDOM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ALSO^1, WILLST DU MIT MIR SPIELEN^1, SPIELEN...?/",</text:p>
          </table:table-cell>
          <table:table-cell table:number-columns-repeated="8"/>
          <table:table-cell office:value-type="string" calcext:value-type="string">
            <text:p>Zeilennummer 131: "* SO^1, SHALL YOU PLAY A GAME WITH ME^1, ME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CH ZEIG EUCH WAS FREIHEIT BEDEUTET!/",</text:p>
          </table:table-cell>
          <table:table-cell table:number-columns-repeated="8"/>
          <table:table-cell office:value-type="string" calcext:value-type="string">
            <text:p>Zeilennummer 131: "* I'LL SHOW YOU WHAT IT MEANS TO BE FRE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8"/>
          <table:table-cell office:value-type="string" calcext:value-type="string">
            <text:p>Zeilennummer 131: "\\C2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#Spielen",</text:p>
          </table:table-cell>
          <table:table-cell table:number-columns-repeated="8"/>
          <table:table-cell office:value-type="string" calcext:value-type="string">
            <text:p>Zeilennummer 131: "Play#a gam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#Nicht#spielen",</text:p>
          </table:table-cell>
          <table:table-cell table:number-columns-repeated="8"/>
          <table:table-cell office:value-type="string" calcext:value-type="string">
            <text:p>Zeilennummer 131: "Do not#play a#gam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#Spielen",</text:p>
          </table:table-cell>
          <table:table-cell table:number-columns-repeated="8"/>
          <table:table-cell office:value-type="string" calcext:value-type="string">
            <text:p>Zeilennummer 131: "Play#a gam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#Nicht#Spielen",</text:p>
          </table:table-cell>
          <table:table-cell table:number-columns-repeated="8"/>
          <table:table-cell office:value-type="string" calcext:value-type="string">
            <text:p>Zeilennummer 131: "Do not#play a#gam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FINDE DEN SCHLÜSSEL^1 UND IHR WERDET FREI^1, FREI./",</text:p>
          </table:table-cell>
          <table:table-cell table:number-columns-repeated="8"/>
          <table:table-cell office:value-type="string" calcext:value-type="string">
            <text:p>Zeilennummer 131: "* FIND THE KEY^1, AND I'LL LET YOU BE FREE^1, FRE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FINDE DEN SCHLÜSSEL^1 UND IHR WERDET FREI^1, FREI./",</text:p>
          </table:table-cell>
          <table:table-cell table:number-columns-repeated="8"/>
          <table:table-cell office:value-type="string" calcext:value-type="string">
            <text:p>Zeilennummer 131: "* FIND THE KEY^1, AND I'LL LET YOU BE FREE^1, FRE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DER SCHLÜSSEL IST VOR DEN AUGEN VERSTECKT^1. DER SHOPHÜTER HAT EIN GEHEIMNIS./%",</text:p>
          </table:table-cell>
          <table:table-cell table:number-columns-repeated="8"/>
          <table:table-cell office:value-type="string" calcext:value-type="string">
            <text:p>Zeilennummer 131: "* THE KEY IS HIDDEN FROM THE EYES^1. THE OLD SHOPKEEPER KNOWS A SECRE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DER SCHLÜSSEL IST VOR DEN AUGEN VERSTECKT^1. DER SHOPHÜTER HAT EIN GEHEIMNIS./%",</text:p>
          </table:table-cell>
          <table:table-cell table:number-columns-repeated="8"/>
          <table:table-cell office:value-type="string" calcext:value-type="string">
            <text:p>Zeilennummer 131: "* THE KEY IS HIDDEN FROM THE EYES^1. THE OLD SHOPKEEPER KNOWS A SECRE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BOO HOO^1, BOO HOO^1, UEE HEE HEE!!/",</text:p>
          </table:table-cell>
          <table:table-cell table:number-columns-repeated="8"/>
          <table:table-cell office:value-type="string" calcext:value-type="string">
            <text:p>Zeilennummer 131: "* BOO HOO^1, BOO HOO^1, UEE HEE HEE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WIE KANNST DU ABLEHNEN^1, WENN DU SCHON SPIELST...?/%",</text:p>
          </table:table-cell>
          <table:table-cell table:number-columns-repeated="8"/>
          <table:table-cell office:value-type="string" calcext:value-type="string">
            <text:p>Zeilennummer 131: "* HOW CAN YOU REFUSE^1, WHEN YOU ARE ALREADY PLAYING...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Ausgiebig#Entschuldigen",</text:p>
          </table:table-cell>
          <table:table-cell table:number-columns-repeated="8"/>
          <table:table-cell office:value-type="string" calcext:value-type="string">
            <text:p>Zeilennummer 131: " #Apologize#Profusely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Drangsalieren",</text:p>
          </table:table-cell>
          <table:table-cell table:number-columns-repeated="8"/>
          <table:table-cell office:value-type="string" calcext:value-type="string">
            <text:p>Zeilennummer 131: " #Intimidat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Hey^1! Ihr seid die^1, die mich besiegt haben!/",</text:p>
          </table:table-cell>
          <table:table-cell table:number-columns-repeated="8"/>
          <table:table-cell office:value-type="string" calcext:value-type="string">
            <text:p>Zeilennummer 131: "* Hey^1! You're the chumps that beat me up earlier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Es gibt keinen Weg euch zu verzeihen^1, also verschwindet!/",</text:p>
          </table:table-cell>
          <table:table-cell table:number-columns-repeated="8"/>
          <table:table-cell office:value-type="string" calcext:value-type="string">
            <text:p>Zeilennummer 131: "* There's no way I'll forgive you^1, so scram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Es tut uns leid^1, das war nur ein Fehler./",</text:p>
          </table:table-cell>
          <table:table-cell table:number-columns-repeated="8"/>
          <table:table-cell office:value-type="string" calcext:value-type="string">
            <text:p>Zeilennummer 131: "* We're sorry^1, we made a mistake earlie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8* Wir machen es nie wieder^1, versprochen!/",</text:p>
          </table:table-cell>
          <table:table-cell table:number-columns-repeated="8"/>
          <table:table-cell office:value-type="string" calcext:value-type="string">
            <text:p>Zeilennummer 131: "\\E8* We promise we won't do it again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Huh...^1? Ihr entschuldigt euch^1? ich denke ich vergebe euch.../",</text:p>
          </table:table-cell>
          <table:table-cell table:number-columns-repeated="8"/>
          <table:table-cell office:value-type="string" calcext:value-type="string">
            <text:p>Zeilennummer 131: "* Huh...^1? You're apologizing^1? I guess I'll forgive you then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ein gemeines Handeln gegen den Rudinn wurde vergeben!)/%",</text:p>
          </table:table-cell>
          <table:table-cell table:number-columns-repeated="8"/>
          <table:table-cell office:value-type="string" calcext:value-type="string">
            <text:p>Zeilennummer 131: "* (Your violence against a single Rudinn was forgiven!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Heh^1, Du willst es so haben^1, huh...?/",</text:p>
          </table:table-cell>
          <table:table-cell table:number-columns-repeated="8"/>
          <table:table-cell office:value-type="string" calcext:value-type="string">
            <text:p>Zeilennummer 131: "* Heh^1, you wanna act that way^1, huh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3* Vergib mir oder ich vernichte dich^1!!/",</text:p>
          </table:table-cell>
          <table:table-cell table:number-columns-repeated="8"/>
          <table:table-cell office:value-type="string" calcext:value-type="string">
            <text:p>Zeilennummer 131: "\\E3* Forgive me or I'll crush you^1, dweeb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E..^1. Es tut mir leid!!^1! ich vergebe dir!!^1! Hier^1, nimm den SchokoDiamant!/",</text:p>
          </table:table-cell>
          <table:table-cell table:number-columns-repeated="8"/>
          <table:table-cell office:value-type="string" calcext:value-type="string">
            <text:p>Zeilennummer 131: "* I..^1. I'm sorry!!^1! I forgive you!!^1! Here^1, take this Choco Diamond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SchokoDiamant erhalten.)/%",</text:p>
          </table:table-cell>
          <table:table-cell table:number-columns-repeated="8"/>
          <table:table-cell office:value-type="string" calcext:value-type="string">
            <text:p>Zeilennummer 131: "* (You got the Choco Diamon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Entschuldigung^1, aber wir haben keinen Platz.../",</text:p>
          </table:table-cell>
          <table:table-cell table:number-columns-repeated="8"/>
          <table:table-cell office:value-type="string" calcext:value-type="string">
            <text:p>Zeilennummer 131: "* I'm sorry^1, but we don't have any room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Zu spät^1, Schon aufgegessen./%",</text:p>
          </table:table-cell>
          <table:table-cell table:number-columns-repeated="8"/>
          <table:table-cell office:value-type="string" calcext:value-type="string">
            <text:p>Zeilennummer 131: "* Too late^1, I already ate i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Es ist ein Musikplayer.^1)&amp;* (Den Inhalt anhören?)/",</text:p>
          </table:table-cell>
          <table:table-cell table:number-columns-repeated="8"/>
          <table:table-cell office:value-type="string" calcext:value-type="string">
            <text:p>Zeilennummer 131: "* (It's a music player.^1)&amp;* (Listen to the contents?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8"/>
          <table:table-cell office:value-type="string" calcext:value-type="string">
            <text:p>Zeilennummer 131: "\\C2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8"/>
          <table:table-cell office:value-type="string" calcext:value-type="string">
            <text:p>Zeilennummer 131: " #Listen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8"/>
          <table:table-cell office:value-type="string" calcext:value-type="string">
            <text:p>Zeilennummer 131: " #Do No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...)/",</text:p>
          </table:table-cell>
          <table:table-cell table:number-columns-repeated="8"/>
          <table:table-cell office:value-type="string" calcext:value-type="string">
            <text:p>Zeilennummer 131: "* (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Es ist voller Cartoon-Sounds.)/%",</text:p>
          </table:table-cell>
          <table:table-cell table:number-columns-repeated="8"/>
          <table:table-cell office:value-type="string" calcext:value-type="string">
            <text:p>Zeilennummer 131: "* (It's full of cartoon splat nois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wiederstehst der Versuchung.)/%",</text:p>
          </table:table-cell>
          <table:table-cell table:number-columns-repeated="8"/>
          <table:table-cell office:value-type="string" calcext:value-type="string">
            <text:p>Zeilennummer 131: "* (You did not liste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0* Hey Kris./",</text:p>
          </table:table-cell>
          <table:table-cell table:number-columns-repeated="8"/>
          <table:table-cell office:value-type="string" calcext:value-type="string">
            <text:p>Zeilennummer 131: "\\E0* Hey Kri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0* W..^1. warte mal./",</text:p>
          </table:table-cell>
          <table:table-cell table:number-columns-repeated="8"/>
          <table:table-cell office:value-type="string" calcext:value-type="string">
            <text:p>Zeilennummer 131: "\\E0* W..^1. wait a second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3* Ühmm^1, ich.../",</text:p>
          </table:table-cell>
          <table:table-cell table:number-columns-repeated="8"/>
          <table:table-cell office:value-type="string" calcext:value-type="string">
            <text:p>Zeilennummer 131: "\\E3* Ummm^1, I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1* Schau./",</text:p>
          </table:table-cell>
          <table:table-cell table:number-columns-repeated="8"/>
          <table:table-cell office:value-type="string" calcext:value-type="string">
            <text:p>Zeilennummer 131: "\\E1* Look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2* Ich weiß^1, dass du dein WAHRES Goodbye haben willst^1, oder?/",</text:p>
          </table:table-cell>
          <table:table-cell table:number-columns-repeated="8"/>
          <table:table-cell office:value-type="string" calcext:value-type="string">
            <text:p>Zeilennummer 131: "\\E2* I know you wanna give a REAL goodbye to everyone^1, righ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3* Ich meine, ich bin FÜRS Abhauen^1, aber.../",</text:p>
          </table:table-cell>
          <table:table-cell table:number-columns-repeated="8"/>
          <table:table-cell office:value-type="string" calcext:value-type="string">
            <text:p>Zeilennummer 131: "\\E3* I mean, I'm ALL for leaving right away^1, bu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2* weißte, wir haben noch ein wenig Zeit^1. Willst du.^1..?/",</text:p>
          </table:table-cell>
          <table:table-cell table:number-columns-repeated="8"/>
          <table:table-cell office:value-type="string" calcext:value-type="string">
            <text:p>Zeilennummer 131: "\\E2* Y'know, we could go back a sec^1. If you wanted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2",</text:p>
          </table:table-cell>
          <table:table-cell table:number-columns-repeated="8"/>
          <table:table-cell office:value-type="string" calcext:value-type="string">
            <text:p>Zeilennummer 131: "\\C2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Klar",</text:p>
          </table:table-cell>
          <table:table-cell table:number-columns-repeated="8"/>
          <table:table-cell office:value-type="string" calcext:value-type="string">
            <text:p>Zeilennummer 131: " #Yes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Ne",</text:p>
          </table:table-cell>
          <table:table-cell table:number-columns-repeated="8"/>
          <table:table-cell office:value-type="string" calcext:value-type="string">
            <text:p>Zeilennummer 131: " #Don't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2* Nun^1, worauf warten wir dann?/",</text:p>
          </table:table-cell>
          <table:table-cell table:number-columns-repeated="8"/>
          <table:table-cell office:value-type="string" calcext:value-type="string">
            <text:p>Zeilennummer 131: "\\E2* Well^1, then what are we waiting for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9* Gehen wir!/%",</text:p>
          </table:table-cell>
          <table:table-cell table:number-columns-repeated="8"/>
          <table:table-cell office:value-type="string" calcext:value-type="string">
            <text:p>Zeilennummer 131: "\\E9* Let's head back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4* Komm schon^1, lug nicht rum!/",</text:p>
          </table:table-cell>
          <table:table-cell table:number-columns-repeated="8"/>
          <table:table-cell office:value-type="string" calcext:value-type="string">
            <text:p>Zeilennummer 131: "\\E4* C'mon^1, don't li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9* Verabschieden wir uns wenigsten von Lancer!/%",</text:p>
          </table:table-cell>
          <table:table-cell table:number-columns-repeated="8"/>
          <table:table-cell office:value-type="string" calcext:value-type="string">
            <text:p>Zeilennummer 131: "\\E9* Let's at least say goodbye to Lancer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Ring^1, ring...)/",</text:p>
          </table:table-cell>
          <table:table-cell table:number-columns-repeated="8"/>
          <table:table-cell office:value-type="string" calcext:value-type="string">
            <text:p>Zeilennummer 131: "* (Ring^1, ring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K..^1. Kris!?/",</text:p>
          </table:table-cell>
          <table:table-cell table:number-columns-repeated="8"/>
          <table:table-cell office:value-type="string" calcext:value-type="string">
            <text:p>Zeilennummer 131: "* K..^1. Kris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1* Wo warst du die ganze Zeit!?/",</text:p>
          </table:table-cell>
          <table:table-cell table:number-columns-repeated="8"/>
          <table:table-cell office:value-type="string" calcext:value-type="string">
            <text:p>Zeilennummer 131: "\\E1* Whatever have you been doing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3* Ich war eine halbe stunde^1, nach Schul- schluss^1, im Auto...!/",</text:p>
          </table:table-cell>
          <table:table-cell table:number-columns-repeated="8"/>
          <table:table-cell office:value-type="string" calcext:value-type="string">
            <text:p>Zeilennummer 131: "\\E3* I sat in the car waiting for you after school for half an hour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7* Ich rief an und rief an^1, aber du hast nicht abgenommen.../",</text:p>
          </table:table-cell>
          <table:table-cell table:number-columns-repeated="8"/>
          <table:table-cell office:value-type="string" calcext:value-type="string">
            <text:p>Zeilennummer 131: "\\E7* I called and called^1, but you never picked up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8* Deine arme Mutter war Krank vor Sorgen!/",</text:p>
          </table:table-cell>
          <table:table-cell table:number-columns-repeated="8"/>
          <table:table-cell office:value-type="string" calcext:value-type="string">
            <text:p>Zeilennummer 131: "\\E8* You had your poor mother worried sick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7* Kris^1, ich denke^1, dass ich dich bestrafen muss.../",</text:p>
          </table:table-cell>
          <table:table-cell table:number-columns-repeated="8"/>
          <table:table-cell office:value-type="string" calcext:value-type="string">
            <text:p>Zeilennummer 131: "\\E7* Kris^1, I am afraid I am going to have to punish you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8* ... huh?/",</text:p>
          </table:table-cell>
          <table:table-cell table:number-columns-repeated="8"/>
          <table:table-cell office:value-type="string" calcext:value-type="string">
            <text:p>Zeilennummer 131: "\\E8* ... huh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1* ... ein Freund?/",</text:p>
          </table:table-cell>
          <table:table-cell table:number-columns-repeated="8"/>
          <table:table-cell office:value-type="string" calcext:value-type="string">
            <text:p>Zeilennummer 131: "\\E1* ... A friend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0* Du hast deine Zeit..^1. mit einem Freund verbracht?/",</text:p>
          </table:table-cell>
          <table:table-cell table:number-columns-repeated="8"/>
          <table:table-cell office:value-type="string" calcext:value-type="string">
            <text:p>Zeilennummer 131: "\\E0* You were spending time with..^1. a friend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0* .../",</text:p>
          </table:table-cell>
          <table:table-cell table:number-columns-repeated="8"/>
          <table:table-cell office:value-type="string" calcext:value-type="string">
            <text:p>Zeilennummer 131: "\\E0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9* Kris.../",</text:p>
          </table:table-cell>
          <table:table-cell table:number-columns-repeated="8"/>
          <table:table-cell office:value-type="string" calcext:value-type="string">
            <text:p>Zeilennummer 131: "\\E9* Kri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0* Ich mach heute mal eine Ausnahme./",</text:p>
          </table:table-cell>
          <table:table-cell table:number-columns-repeated="8"/>
          <table:table-cell office:value-type="string" calcext:value-type="string">
            <text:p>Zeilennummer 131: "\\E0* I will make an exception this tim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Du darfst dein Abenteuer noch etwas weitermachen./",</text:p>
          </table:table-cell>
          <table:table-cell table:number-columns-repeated="8"/>
          <table:table-cell office:value-type="string" calcext:value-type="string">
            <text:p>Zeilennummer 131: "* You can continue your adventures a little longer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1* Aber wenn du zuhause ankommst.../",</text:p>
          </table:table-cell>
          <table:table-cell table:number-columns-repeated="8"/>
          <table:table-cell office:value-type="string" calcext:value-type="string">
            <text:p>Zeilennummer 131: "\\E1* But when you return hom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5* Gehst du früher ins Bett./",</text:p>
          </table:table-cell>
          <table:table-cell table:number-columns-repeated="8"/>
          <table:table-cell office:value-type="string" calcext:value-type="string">
            <text:p>Zeilennummer 131: "\\E5* You are going to have to go to bed earl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E0* Man sieht sich^1, Liebling./",</text:p>
          </table:table-cell>
          <table:table-cell table:number-columns-repeated="8"/>
          <table:table-cell office:value-type="string" calcext:value-type="string">
            <text:p>Zeilennummer 131: "\\E0* See you soon^1, hone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Klick...)/%",</text:p>
          </table:table-cell>
          <table:table-cell table:number-columns-repeated="8"/>
          <table:table-cell office:value-type="string" calcext:value-type="string">
            <text:p>Zeilennummer 131: "* (Click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Eine Anime review.^1)&amp;* (lesen?)/",</text:p>
          </table:table-cell>
          <table:table-cell table:number-columns-repeated="8"/>
          <table:table-cell office:value-type="string" calcext:value-type="string">
            <text:p>Zeilennummer 131: "* (There's an anime review.^1)&amp;* (Read it?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8"/>
          <table:table-cell office:value-type="string" calcext:value-type="string">
            <text:p>Zeilennummer 131: "\\C2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Nein nein nein#Nein nein nein#Nein nein nein#Nein nein nein",</text:p>
          </table:table-cell>
          <table:table-cell table:number-columns-repeated="8"/>
          <table:table-cell office:value-type="string" calcext:value-type="string">
            <text:p>Zeilennummer 131: "No No No#No No No#No No No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8"/>
          <table:table-cell office:value-type="string" calcext:value-type="string">
            <text:p>Zeilennummer 131: " #Yes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een'z Ecke &amp;Monats Toon review</text:p>
          </table:table-cell>
          <table:table-cell table:number-columns-repeated="8"/>
          <table:table-cell office:value-type="string" calcext:value-type="string">
            <text:p>Zeilennummer 131: "* Teen'z Corner&amp;Monthly Toon Revi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Dies ist die erste Rezension dieser Reviewerin.../",</text:p>
          </table:table-cell>
          <table:table-cell table:number-columns-repeated="8"/>
          <table:table-cell office:value-type="string" calcext:value-type="string">
            <text:p>Zeilennummer 131: "* This reviewer had Mew Mew 2 as her first exposure to the serie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Sie lautet</text:p>
          </table:table-cell>
          <table:table-cell table:number-columns-repeated="8"/>
          <table:table-cell office:value-type="string" calcext:value-type="string">
            <text:p>Zeilennummer 131: "* And let her tell you^1, it makes Mew Mew 1 look like a dumpster with sparkly cat ear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Mit einer Dunklen Geschichte und großen Problemen.../",</text:p>
          </table:table-cell>
          <table:table-cell table:number-columns-repeated="8"/>
          <table:table-cell office:value-type="string" calcext:value-type="string">
            <text:p>Zeilennummer 131: "* With a darker storyline and more mature theme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Der zweite Teil behandelt die Zuschauer wie Erwachsenene.../",</text:p>
          </table:table-cell>
          <table:table-cell table:number-columns-repeated="8"/>
          <table:table-cell office:value-type="string" calcext:value-type="string">
            <text:p>Zeilennummer 131: "* The second one treats the viewer like a real adul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Antstatt^1, wie Tiere^1, die schon sterben^1, wenn sie schon 10 Sek. keinen Beachball sehen./",</text:p>
          </table:table-cell>
          <table:table-cell table:number-columns-repeated="8"/>
          <table:table-cell office:value-type="string" calcext:value-type="string">
            <text:p>Zeilennummer 131: "* Instead of like an animal that will die if it goes ten seconds without seeing a beach ball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Unwichtig zu sagen, Mew Mews Charakter im ersten Teil.../",</text:p>
          </table:table-cell>
          <table:table-cell table:number-columns-repeated="8"/>
          <table:table-cell office:value-type="string" calcext:value-type="string">
            <text:p>Zeilennummer 131: "* Not to mention, Mew Mew's character in the first on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ist abgestandener^1, als die Rahmen^1, die ich Abends immer im Dunkeln esse./",</text:p>
          </table:table-cell>
          <table:table-cell table:number-columns-repeated="8"/>
          <table:table-cell office:value-type="string" calcext:value-type="string">
            <text:p>Zeilennummer 131: "* Is more stale than the ramen I eat at home by myself with the lights off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Teenis und Erwachsene sollten sich diesen Meilenstein mal ansehen!/",</text:p>
          </table:table-cell>
          <table:table-cell table:number-columns-repeated="8"/>
          <table:table-cell office:value-type="string" calcext:value-type="string">
            <text:p>Zeilennummer 131: "* Teens and older should check out this dark masterpiec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Unterschrieben^1,&amp;Die anonyme gelbe Echse/%",</text:p>
          </table:table-cell>
          <table:table-cell table:number-columns-repeated="8"/>
          <table:table-cell office:value-type="string" calcext:value-type="string">
            <text:p>Zeilennummer 131: "* Signed^1,&amp;The Anonymous Yellow Lizard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31: "* (Du entscheidest dich^1, dich nicht selbst zu bestrafen.)/%",</text:p>
          </table:table-cell>
          <table:table-cell table:number-columns-repeated="8"/>
          <table:table-cell office:value-type="string" calcext:value-type="string">
            <text:p>Zeilennummer 131: "* (You decide not to read it.)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59:58.165000000</meta:creation-date>
    <dc:date>2023-06-19T00:05:26.525000000</dc:date>
    <meta:editing-duration>PT5M28S</meta:editing-duration>
    <meta:editing-cycles>1</meta:editing-cycles>
    <meta:document-statistic meta:table-count="3" meta:cell-count="655" meta:object-count="0"/>
    <meta:generator>LibreOffice/7.4.3.2$Windows_X86_64 LibreOffice_project/1048a8393ae2eeec98dff31b5c133c5f1d08b890</meta:generator>
  </office:meta>
</office:document-meta>
</file>